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.198in" fo:margin-right="0in" fo:text-indent="0in" style:auto-text-indent="false"/>
    </style:style>
    <style:style style:name="P2" style:family="paragraph" style:parent-style-name="Standard">
      <style:paragraph-properties fo:margin-left="0.198in" fo:margin-right="0.198in" fo:text-indent="0in" style:auto-text-indent="false"/>
    </style:style>
    <style:style style:name="P3" style:family="paragraph" style:parent-style-name="Standard">
      <style:paragraph-properties fo:margin-left="0.198in" fo:margin-right="0.198in" fo:text-align="center" style:justify-single-word="false" fo:text-indent="0in" style:auto-text-indent="false"/>
    </style:style>
    <style:style style:name="P4" style:family="paragraph" style:parent-style-name="Standard">
      <style:paragraph-properties fo:margin-left="0.198in" fo:margin-right="0.198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98in" fo:margin-right="0.198in" fo:text-align="center" style:justify-single-word="false" fo:text-indent="0in" style:auto-text-indent="false"/>
      <style:text-properties fo:color="#008000" fo:font-size="16pt" style:font-size-asian="16pt" style:font-size-complex="16pt"/>
    </style:style>
    <style:style style:name="fr1" style:family="graphic" style:parent-style-name="Labels">
      <style:graphic-properties style:vertical-pos="top" style:vertical-rel="baseli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3.5in" svg:height="2in" draw:z-index="0"><draw:text-box><text:section text:style-name="Sect1" text:name="MasterLabel"><text:p text:style-name="P1"/><text:p text:style-name="P5">The BOARD18 Project</text:p><text:p text:style-name="P2"/><text:p text:style-name="P3">The Board18 WIKI at board18.gandalf.ws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rich@gandalf.ws or 847 224 8870.</text:p><text:p text:style-name="P2"/></text:section></draw:text-box></draw:frame><draw:frame draw:style-name="fr1" draw:name="Frame2" text:anchor-type="as-char" svg:width="3.5in" svg:height="2in" draw:z-index="1"><draw:text-box><text:section text:style-name="Sect1" text:name="Section1" text:protected="true"><text:section-source text:section-name="MasterLabel"/><text:p text:style-name="P1"/><text:p text:style-name="P5">The BOARD18 Project</text:p><text:p text:style-name="P2"/><text:p text:style-name="P3">The Board18 WIKI at board18.gandalf.ws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rich@gandalf.ws or 847 224 8870.</text:p><text:p text:style-name="P2"/></text:section></draw:text-box></draw:frame></text:p>
      <text:p text:style-name="Standard"><draw:frame draw:style-name="fr1" draw:name="Frame3" text:anchor-type="as-char" svg:width="3.5in" svg:height="2in" draw:z-index="2"><draw:text-box><text:section text:style-name="Sect1" text:name="Section2" text:protected="true"><text:section-source text:section-name="MasterLabel"/><text:p text:style-name="P1"/><text:p text:style-name="P5">The BOARD18 Project</text:p><text:p text:style-name="P2"/><text:p text:style-name="P3">The Board18 WIKI at board18.gandalf.ws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rich@gandalf.ws or 847 224 8870.</text:p><text:p text:style-name="P2"/></text:section></draw:text-box></draw:frame><draw:frame draw:style-name="fr1" draw:name="Frame4" text:anchor-type="as-char" svg:width="3.5in" svg:height="2in" draw:z-index="3"><draw:text-box><text:section text:style-name="Sect1" text:name="Section3" text:protected="true"><text:section-source text:section-name="MasterLabel"/><text:p text:style-name="P1"/><text:p text:style-name="P5">The BOARD18 Project</text:p><text:p text:style-name="P2"/><text:p text:style-name="P3">The Board18 WIKI at board18.gandalf.ws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rich@gandalf.ws or 847 224 8870.</text:p><text:p text:style-name="P2"/></text:section></draw:text-box></draw:frame></text:p>
      <text:p text:style-name="Standard"><draw:frame draw:style-name="fr1" draw:name="Frame5" text:anchor-type="as-char" svg:width="3.5in" svg:height="2in" draw:z-index="4"><draw:text-box><text:section text:style-name="Sect1" text:name="Section4" text:protected="true"><text:section-source text:section-name="MasterLabel"/><text:p text:style-name="P1"/><text:p text:style-name="P5">The BOARD18 Project</text:p><text:p text:style-name="P2"/><text:p text:style-name="P3">The Board18 WIKI at board18.gandalf.ws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rich@gandalf.ws or 847 224 8870.</text:p><text:p text:style-name="P2"/></text:section></draw:text-box></draw:frame><draw:frame draw:style-name="fr1" draw:name="Frame6" text:anchor-type="as-char" svg:width="3.5in" svg:height="2in" draw:z-index="5"><draw:text-box><text:section text:style-name="Sect1" text:name="Section5" text:protected="true"><text:section-source text:section-name="MasterLabel"/><text:p text:style-name="P1"/><text:p text:style-name="P5">The BOARD18 Project</text:p><text:p text:style-name="P2"/><text:p text:style-name="P3">The Board18 WIKI at board18.gandalf.ws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rich@gandalf.ws or 847 224 8870.</text:p><text:p text:style-name="P2"/></text:section></draw:text-box></draw:frame></text:p>
      <text:p text:style-name="Standard"><draw:frame draw:style-name="fr1" draw:name="Frame7" text:anchor-type="as-char" svg:width="3.5in" svg:height="2in" draw:z-index="6"><draw:text-box><text:section text:style-name="Sect1" text:name="Section6" text:protected="true"><text:section-source text:section-name="MasterLabel"/><text:p text:style-name="P1"/><text:p text:style-name="P5">The BOARD18 Project</text:p><text:p text:style-name="P2"/><text:p text:style-name="P3">The Board18 WIKI at board18.gandalf.ws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rich@gandalf.ws or 847 224 8870.</text:p><text:p text:style-name="P2"/></text:section></draw:text-box></draw:frame><draw:frame draw:style-name="fr1" draw:name="Frame8" text:anchor-type="as-char" svg:width="3.5in" svg:height="2in" draw:z-index="7"><draw:text-box><text:section text:style-name="Sect1" text:name="Section7" text:protected="true"><text:section-source text:section-name="MasterLabel"/><text:p text:style-name="P1"/><text:p text:style-name="P5">The BOARD18 Project</text:p><text:p text:style-name="P2"/><text:p text:style-name="P3">The Board18 WIKI at board18.gandalf.ws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rich@gandalf.ws or 847 224 8870.</text:p><text:p text:style-name="P2"/></text:section></draw:text-box></draw:frame></text:p>
      <text:p text:style-name="Standard"><draw:frame draw:style-name="fr1" draw:name="Frame9" text:anchor-type="as-char" svg:width="3.5in" svg:height="2in" draw:z-index="8"><draw:text-box><text:section text:style-name="Sect1" text:name="Section8" text:protected="true"><text:section-source text:section-name="MasterLabel"/><text:p text:style-name="P1"/><text:p text:style-name="P5">The BOARD18 Project</text:p><text:p text:style-name="P2"/><text:p text:style-name="P3">The Board18 WIKI at board18.gandalf.ws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rich@gandalf.ws or 847 224 8870.</text:p><text:p text:style-name="P2"/></text:section></draw:text-box></draw:frame><draw:frame draw:style-name="fr1" draw:name="Frame10" text:anchor-type="as-char" svg:width="3.5in" svg:height="2in" draw:z-index="9"><draw:text-box><text:section text:style-name="Sect1" text:name="Section9" text:protected="true"><text:section-source text:section-name="MasterLabel"/><text:p text:style-name="P1"/><text:p text:style-name="P5">The BOARD18 Project</text:p><text:p text:style-name="P2"/><text:p text:style-name="P3">The Board18 WIKI at board18.gandalf.ws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rich@gandalf.ws or 847 224 8870.</text:p><text:p text:style-name="P2"/></text:section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bels" style:family="graphic" style:auto-update="true">
      <style:graphic-properties svg:width="3.5in" svg:height="2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-Select" style:print-orientation="portrait" fo:margin-top="0.5in" fo:margin-bottom="0in" fo:margin-left="0.75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3-05-24T16:58:04</meta:creation-date>
    <dc:date>2013-05-24T17:41:20</dc:date>
    <dc:creator>Richard Price</dc:creator>
    <meta:editing-duration>PT33M1S</meta:editing-duration>
    <meta:editing-cycles>2</meta:editing-cycles>
    <meta:generator>LibreOffice/3.5$Linux_x86 LibreOffice_project/350m1$Build-2</meta:generator>
    <meta:printed-by>Richard Price</meta:printed-by>
    <meta:print-date>2013-05-24T17:41:10</meta:print-date>
    <meta:document-statistic meta:table-count="0" meta:image-count="0" meta:object-count="0" meta:page-count="1" meta:paragraph-count="65" meta:word-count="320" meta:character-count="2070" meta:non-whitespace-character-count="1790"/>
  </office:meta>
</office:document-meta>
</file>